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ÁCTICA</text:p>
      <text:p text:style-name="Standard"/>
      <text:p text:style-name="Standard"/>
      <text:list xml:id="list2148925922" text:style-name="L1">
        <text:list-item>
          <text:p text:style-name="P2">Identificar el tipo de caja del ordenador con el que se está trabajando.</text:p>
        </text:list-item>
      </text:list>
      <text:p text:style-name="Standard"/>
      <text:list xml:id="list79808446" text:style-name="L2">
        <text:list-item>
          <text:list>
            <text:list-item>
              <text:p text:style-name="P3">Según su uso.</text:p>
            </text:list-item>
            <text:list-item>
              <text:p text:style-name="P3">Según su tamaño.</text:p>
            </text:list-item>
            <text:list-item>
              <text:p text:style-name="P3">Según el factor de forma.</text:p>
            </text:list-item>
          </text:list>
        </text:list-item>
      </text:list>
      <text:p text:style-name="Standard"/>
      <text:list xml:id="list671843354" text:continue-list="list2148925922" text:style-name="L1">
        <text:list-item>
          <text:p text:style-name="P2">Comprobar los elementos de ventilación de la caja y describir su funcionamiento.</text:p>
        </text:list-item>
      </text:list>
      <text:p text:style-name="Standard"/>
      <text:list xml:id="list1970360092" text:style-name="L3">
        <text:list-item>
          <text:list>
            <text:list-item>
              <text:p text:style-name="P4">Ventiladores.</text:p>
            </text:list-item>
            <text:list-item>
              <text:p text:style-name="P4">Orificios de entrada/salida del aire.</text:p>
            </text:list-item>
            <text:list-item>
              <text:p text:style-name="P4">Describir el circuito de movimiento del aire.</text:p>
            </text:list-item>
          </text:list>
        </text:list-item>
      </text:list>
      <text:p text:style-name="Standard"/>
      <text:list xml:id="list1355261422" text:continue-list="list671843354" text:style-name="L1">
        <text:list-item>
          <text:p text:style-name="P2">Identificar los diferentes tipos de tornillos y arandelas.</text:p>
        </text:list-item>
      </text:list>
      <text:p text:style-name="Standard"/>
      <text:list xml:id="list1326329577" text:continue-numbering="true" text:style-name="L1">
        <text:list-item>
          <text:p text:style-name="P2">Enumerar las consideraciones que deben tenerse en el manejo, montaje y desmontaje.</text:p>
        </text:list-item>
      </text:list>
      <text:p text:style-name="Standard"/>
      <text:list xml:id="list298740588" text:continue-numbering="true" text:style-name="L1">
        <text:list-item>
          <text:p text:style-name="P2">Añadir en el trabajo nº 4 (cajas y tornillería) un apartado con los resultados obtenidos en esta práctica.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tiago </meta:initial-creator>
    <meta:creation-date>2014-01-15T21:15:18</meta:creation-date>
    <dc:date>2014-01-16T10:08:26</dc:date>
    <dc:creator>santiago </dc:creator>
    <meta:editing-duration>PT22M54S</meta:editing-duration>
    <meta:editing-cycles>6</meta:editing-cycles>
    <meta:generator>LibreOffice/3.5$Linux_X86_64 LibreOffice_project/350m1$Build-2</meta:generator>
    <meta:document-statistic meta:table-count="0" meta:image-count="0" meta:object-count="0" meta:page-count="1" meta:paragraph-count="12" meta:word-count="99" meta:character-count="572" meta:non-whitespace-character-count="495"/>
  </office:meta>
</office:document-meta>
</file>